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 patrón de trabajo de una empresa de TI dedicada al desarrollo de software se puede ver dividido en dos partes:<text:line-break/><text:line-break/> <text:s text:c="3"/>Creación de software<text:line-break/> <text:s text:c="3"/>Gestión de proyectos de software<text:line-break/><text:line-break/>Un proyecto es una tarea bien definida, que es una colección de varias operaciones realizadas para lograr un objetivo (por ejemplo, desarrollo y entrega de software). Un proyecto se puede caracterizar como:<text:line-break/><text:line-break/> <text:s text:c="3"/>Cada proyecto May tiene un objetivo único y distinto.<text:line-break/> <text:s text:c="3"/>El proyecto no es actividad de rutina o operaciones diarias.<text:line-break/> <text:s text:c="3"/>El proyecto viene con una hora de inicio y al final.<text:line-break/> <text:s text:c="3"/>El proyecto termina cuando su objetivo se logra, por lo tanto, es una fase temporal en la vida de una organización.<text:line-break/> <text:s text:c="3"/>El proyecto necesita recursos adecuados en términos de tiempo, mano de obra, finanzas, material y banco de conocimiento.<text:line-break/><text:line-break/>Proyecto de software<text:line-break/><text:line-break/>Un proyecto de software es el procedimiento completo de desarrollo de software desde la recopilación de requisitos hasta las pruebas y el mantenimiento, llevado a cabo de acuerdo con las metodologías de ejecución, en un período de tiempo específico para lograr el producto de software previsto.<text:line-break/>Necesidad de gestión de proyectos de software<text:line-break/><text:line-break/>Se dice que el software es un producto intangible. El desarrollo de software es una especie de flujo nuevo en el negocio mundial y hay muy poca experiencia en la creación de productos de software. La mayoría de los productos de software están hechos a medida para adaptarse a los requisitos del cliente. Lo más importante es que la tecnología subyacente cambia y avanza con tanta frecuencia y rápidamente que la experiencia de un producto no se aplique al otro. Todas esas limitaciones comerciales y ambientales brindan riesgo en el desarrollo de software, por lo tanto, es esencial administrar los proyectos de software de manera eficiente.<text:line-break/>TIME_COST_QUALALY<text:line-break/><text:line-break/>La imagen de arriba muestra restricciones triples para proyectos de software. Es una parte esencial de la organización de software para ofrecer productos de calidad, manteniendo el costo dentro de la restricción del presupuesto del cliente y entrega el proyecto según lo programado. Hay varios factores, tanto internos como externos, que pueden afectar este triángulo de restricción triple. Cualquiera de tres factores puede afectar severamente a los otros dos.<text:line-break/><text:line-break/>Por lo tanto, la gestión de proyectos de software es esencial para incorporar los requisitos del usuario junto con las limitaciones de presupuesto y tiempo.<text:line-break/>Gerente de Proyecto de Software<text:line-break/><text:line-break/>Un gerente de proyecto de software es una persona que asume la responsabilidad de ejecutar el proyecto de software. Software Project Manager es completamente consciente de todas las fases de SDLC por las que pasaría el software. El gerente del proyecto nunca implica directamente la producción del producto final, pero controla y administra las actividades involucradas en la producción.<text:line-break/><text:line-break/><text:soft-page-break/>Un gerente de proyecto monitorea de cerca el proceso de desarrollo, prepara y ejecuta varios planes, organiza recursos necesarios y adecuados, mantiene la comunicación entre todos los miembros del equipo para abordar los problemas de costo, presupuesto, recursos, tiempo, calidad y satisfacción del cliente.<text:line-break/><text:line-break/>Veamos pocas responsabilidades de que un gerente de proyecto tenga como hombro -<text:line-break/>La gestión de personas<text:line-break/><text:line-break/> <text:s text:c="3"/>Actuar como líder del proyecto<text:line-break/> <text:s text:c="3"/>Enlace con partes interesadas<text:line-break/> <text:s text:c="3"/>Gestión de recursos humanos<text:line-break/> <text:s text:c="3"/>Configuración de la jerarquía de informes, etc.<text:line-break/><text:line-break/>Gestión del proyecto<text:line-break/><text:line-break/> <text:s text:c="3"/>Definir y configurar el alcance del proyecto<text:line-break/> <text:s text:c="3"/>Gestión de actividades de gestión de proyectos<text:line-break/> <text:s text:c="3"/>Monitoreo del progreso y rendimiento<text:line-break/> <text:s text:c="3"/>Análisis de riesgos en cada fase<text:line-break/> <text:s text:c="3"/>Da el paso necesario para evitar o salir de los problemas<text:line-break/> <text:s text:c="3"/>Actuar como portavoz del proyecto<text:line-break/><text:line-break/>Actividades de gestión de software<text:line-break/><text:line-break/>La gestión de proyectos de software consta de una serie de actividades, que contienen planificación del proyecto, decisión del alcance del producto de software, la estimación del costo en varios términos, la programación de tareas y eventos, y la gestión de recursos. Las actividades de gestión de proyectos pueden incluir:<text:line-break/><text:line-break/> <text:s text:c="3"/>Planificación de proyectos<text:line-break/> <text:s text:c="3"/>Gestión del alcance<text:line-break/> <text:s text:c="3"/>Estimación del proyecto<text:line-break/><text:line-break/>Planificación de proyectos<text:line-break/><text:line-break/>La planificación del proyecto de software es la tarea, que se realiza antes de que comience la producción de software. Está ahí para la producción de software pero no implica actividad concreta que tenga ninguna conexión de dirección con la producción de software; Más bien es un conjunto de múltiples procesos, lo que facilita la producción de software. La planificación del proyecto puede incluir lo siguiente:<text:line-break/>Gestión del alcance<text:line-break/><text:line-break/>Define el alcance del proyecto; Esto incluye todas las actividades, el proceso debe realizarse para hacer un producto de software entregable. La gestión del alcance es esencial porque crea límites del proyecto al definir claramente lo que se haría en el proyecto y lo que no se haría. Esto hace que el proyecto contenga tareas limitadas y cuantificables, que pueden documentarse fácilmente y, a su vez, evita el costo y el tiempo desbordado.<text:line-break/><text:line-break/>Durante la gestión del alcance del proyecto, es necesario -<text:line-break/><text:soft-page-break/><text:line-break/> <text:s text:c="3"/>Definir el alcance<text:line-break/> <text:s text:c="3"/>Decidir su verificación y control<text:line-break/> <text:s text:c="3"/>Divida el proyecto en varias partes más pequeñas para facilitar la gestión.<text:line-break/> <text:s text:c="3"/>Verificar el alcance<text:line-break/> <text:s text:c="3"/>Controlar el alcance incorporando cambios en el alcance<text:line-break/><text:line-break/>Estimación del proyecto<text:line-break/><text:line-break/>Para una gestión efectiva, la estimación precisa de varias medidas es imprescindible. Con la estimación correcta, los administradores pueden administrar y controlar el proyecto de manera más eficiente y EFFE</text:p>
      <text:p text:style-name="Standard">ctivamente.<text:line-break/><text:line-break/>La estimación del proyecto puede involucrar lo siguiente:<text:line-break/><text:line-break/> <text:s text:c="3"/>Estimación del tamaño del software<text:line-break/><text:line-break/> <text:s text:c="3"/>El tamaño del software puede estimarse en términos de KLOC (línea de código de kilo) o calculando el número de puntos de función en el software. Las líneas de código dependen de las prácticas de codificación y los puntos de función varían según el requisito del usuario o del software.<text:line-break/> <text:s text:c="3"/>Estimación del esfuerzo<text:line-break/><text:line-break/> <text:s text:c="3"/>Los gerentes estiman los esfuerzos en términos de requisito de personal y la hora del hombre requerida para producir el software. Para el esfuerzo, se debe conocer el tamaño del software de estimación. Esto puede ser derivado de la experiencia de los gerentes, los datos históricos de la organización o el tamaño del software se pueden convertir en esfuerzos utilizando algunas fórmulas estándar.<text:line-break/> <text:s text:c="3"/>Estimación de tiempo<text:line-break/><text:line-break/> <text:s text:c="3"/>Una vez que se estiman el tamaño y los esfuerzos, se puede estimar el tiempo requerido para producir el software. Los esfuerzos requeridos se segregan en subcategorías según las especificaciones de requisitos y la interdependencia de varios componentes del software. Las tareas de software se dividen en tareas, actividades o eventos más pequeños mediante una estructura de avance de trabajo (WBS). Las tareas están programadas en el día a día o en los meses calendario.<text:line-break/><text:line-break/> <text:s text:c="3"/>La suma de tiempo requerida para completar todas las tareas en horas o días es el tiempo total invertido para completar el proyecto.<text:line-break/> <text:s text:c="3"/>Estimación de costos<text:line-break/><text:line-break/> <text:s text:c="3"/>Esto podría considerarse como el más difícil de todo porque depende de más elementos que cualquiera de los anteriores. Para estimar el costo del proyecto, se requiere considerar -<text:line-break/> <text:s text:c="7"/>Tamaño del software<text:line-break/> <text:s text:c="7"/>Calidad de software<text:line-break/> <text:s text:c="7"/>Hardware<text:line-break/> <text:s text:c="7"/>Software o herramientas adicionales, licencias etc.<text:line-break/> <text:s text:c="7"/>Personal calificado con habilidades específicas de tareas<text:line-break/> <text:s text:c="7"/>Viajes involucrados<text:line-break/> <text:s text:c="7"/>Comunicación<text:line-break/><text:soft-page-break/> <text:s text:c="7"/>Capacitación y apoyo<text:line-break/><text:line-break/>Técnicas de estimación del proyecto<text:line-break/><text:line-break/>Discutimos varios parámetros que involucran la estimación del proyecto, como el tamaño, el esfuerzo, el tiempo y el costo.<text:line-break/><text:line-break/>Project Manager puede estimar los factores enumerados utilizando dos técnicas ampliamente reconocidas -<text:line-break/>Técnica de descomposición<text:line-break/><text:line-break/>Esta técnica asume el software como producto de varias composiciones.<text:line-break/><text:line-break/>Hay dos modelos principales -<text:line-break/><text:line-break/> <text:s text:c="3"/>La estimación de la línea de código se realiza en nombre del número de línea de códigos en el producto de software.<text:line-break/> <text:s text:c="3"/>La estimación de los puntos de función se realiza en nombre del número de puntos de función en el producto de software.<text:line-break/><text:line-break/>Técnica de estimación empírica<text:line-break/><text:line-break/>Esta técnica utiliza fórmulas derivadas empíricamente para hacer una estimación. Estas fórmulas se basan en LOC o FPS.<text:line-break/><text:line-break/> <text:s text:c="3"/>Modelo de Putnam<text:line-break/><text:line-break/> <text:s text:c="3"/>Este modelo está hecho por Lawrence H. Putnam, que se basa en la distribución de frecuencia de Norden (curva de Rayleigh). El modelo de Putnam mapea el tiempo y los esfuerzos requeridos con el tamaño del software.<text:line-break/> <text:s text:c="3"/>Cocomo<text:line-break/><text:line-break/> <text:s text:c="3"/>Cocomo significa Modelo de costo constructivo, desarrollado por Barry W. Boehm. Divide el producto de software en tres categorías de software: orgánico, semi-determinado e integrado.<text:line-break/><text:line-break/>Programación de proyectos<text:line-break/><text:line-break/>La programación del proyecto en un proyecto se refiere a la hoja de ruta de todas las actividades que se realizarán con el orden especificado y dentro de la intervalo de tiempo asignado a cada actividad. Los gerentes de proyecto tienden a definir varias tareas, y los hitos del proyecto y organizarlos teniendo en cuenta varios factores. Buscan tareas se encuentran en la ruta crítica en el horario, que son necesarias para completar de manera específica (debido a la interdependencia de la tarea) y estrictamente dentro del tiempo asignado. La disposición de las tareas que se encuentran fuera de la ruta crítica tienen menos probabilidades de impactar en todo el horario del proyecto.<text:line-break/><text:line-break/>Para programar un proyecto, es necesario -<text:line-break/><text:line-break/> <text:s text:c="3"/>Desglose las tareas del proyecto en forma más pequeña y manejable<text:line-break/> <text:s text:c="3"/>Descubra varias tareas y correlacas<text:line-break/><text:soft-page-break/> <text:s text:c="3"/>Estimar el marco de tiempo requerido para cada tarea<text:line-break/> <text:s text:c="3"/>Divide el tiempo en las unidades de trabajo<text:line-break/> <text:s text:c="3"/>Asigne un número adecuado de unidades de trabajo para cada tarea<text:line-break/> <text:s text:c="3"/>Calcule el tiempo total requerido para el proyecto de principio a fin<text:line-break/><text:line-break/>Administracion de recursos<text:line-break/><text:line-break/>Todos los elementos utilizados para desarrollar un producto de software pueden asumirse como recursos para ese proyecto. Esto puede incluir recursos humanos, herramientas productivas y bibliotecas de software.<text:line-break/><text:line-break/>Los recursos están disponibles en cantidad limitada y permanecen en la organización como un grupo de activos. La escasez de recursos obstaculiza el desarrollo del proyecto y puede quedarse atrás del horario. La asignación de recursos adicionales aumenta el costo de desarrollo al final. Por lo tanto, es necesario estimar y asignar recursos adecuados para el proyecto.<text:line-break/><text:line-break/>La gestión de recursos incluye -<text:line-break/><text:line-break/> <text:s text:c="3"/>Definición del proyecto de organización adecuado creando un equipo de proyecto y asignando responsabilidades a cada miembro del equipo<text:line-break/> <text:s text:c="3"/>Determinar los recursos requeridos en una etapa en particular y su disponibilidad<text:line-break/> <text:s text:c="3"/>Administre los recursos generando una solicitud de recursos cuando se requieren y desactivándolos cuando ya no se necesitan.<text:line-break/><text:line-break/>Gestión de riesgos del proyecto<text:line-break/><text:line-break/>La gestión de riesgos implica todas las actividades relacionadas con la identificación, el análisis y la provisión de riesgos predecibles y no predecibles en el proyecto. El riesgo puede incluir lo siguiente:<text:line-break/><text:line-break/> <text:s text:c="3"/>Personal experimentado que abandona el proyecto y el nuevo personal entrando.<text:line-break/> <text:s text:c="3"/>Cambio en la gestión organizacional.<text:line-break/> <text:s text:c="3"/>Cambio de requisito o malinterpretaciónG requisito.<text:line-break/> <text:s text:c="3"/>Subestimación del tiempo y recursos requeridos.<text:line-break/> <text:s text:c="3"/>Cambios tecnológicos, cambios ambientales, competencia comercial.<text:line-break/><text:line-break/>Proceso de gestión de riesgos<text:line-break/><text:line-break/>Existen las siguientes actividades involucradas en el proceso de gestión de riesgos:<text:line-break/><text:line-break/> <text:s text:c="3"/>Identificación: tome nota de todos los riesgos posibles, que pueden ocurrir en el proyecto.<text:line-break/> <text:s text:c="3"/>Categorice: clasifique los riesgos conocidos en una intensidad de riesgo alta, media y baja según su posible impacto en el proyecto.<text:line-break/> <text:s text:c="3"/>Manegar: analice la probabilidad de ocurrencia de riesgos en varias fases. Haga un plan para evitar o enfrentar riesgos. Intente minimizar sus efectos secundarios.<text:line-break/> <text:s text:c="3"/>Monitoree: monitoree de cerca los riesgos potenciales y sus primeros síntomas. También monitoree los efectos de los pasos tomados para mitigarlos o evitarlos.<text:line-break/><text:line-break/>Ejecución y monitoreo del proyecto<text:line-break/><text:line-break/><text:soft-page-break/>En esta fase, las tareas descritas en los planes del proyecto se ejecutan de acuerdo con sus horarios.<text:line-break/><text:line-break/>La ejecución necesita monitoreo para verificar si todo va de acuerdo con el plan. El monitoreo está observando para verificar la probabilidad de riesgo y tomar medidas para abordar el riesgo o informar el estado de varias tareas.<text:line-break/><text:line-break/>Estas medidas incluyen -<text:line-break/><text:line-break/> <text:s text:c="3"/>Monitoreo de la actividad: todas las actividades programadas dentro de alguna tarea se pueden monitorear en el día a día. Cuando se completan todas las actividades en una tarea, se considera completas.<text:line-break/> <text:s text:c="3"/>Informes de estado: los informes contienen estado de actividades y tareas completadas dentro de un período de tiempo determinado, generalmente una semana. El estado se puede marcar como terminado, pendiente o trabajo en progreso, etc.<text:line-break/> <text:s text:c="3"/>Lista de verificación de hitos: cada proyecto se divide en múltiples fases donde se realizan tareas principales (hitos) en función de las fases de SDLC. Esta lista de verificación de hitos se prepara una vez cada pocas semanas e informa el estado de los hitos.<text:line-break/><text:line-break/>Gestión de comunicación de proyectos<text:line-break/><text:line-break/>La comunicación efectiva juega un papel vital en el éxito de un proyecto. Cierre las brechas entre el cliente y la organización, entre los miembros del equipo, así como otros interesados ​​en el proyecto, como los proveedores de hardware.<text:line-break/><text:line-break/>La comunicación puede ser oral o escrita. El proceso de gestión de la comunicación puede tener los siguientes pasos:<text:line-break/><text:line-break/> <text:s text:c="3"/>Planificación: este paso incluye las identificaciones de todas las partes interesadas en el proyecto y el modo de comunicación entre ellos. También considera si se requiere alguna instalación de comunicación adicional.<text:line-break/> <text:s text:c="3"/>Compartir: después de determinar varios aspectos de la planificación, el gerente se enfoca en compartir la información correcta con la persona correcta en el momento correcto. Esto mantiene a todos involucrados el proyecto actualizado con el progreso del proyecto y su estado.<text:line-break/> <text:s text:c="3"/>Comentarios: los gerentes de proyecto utilizan diversas medidas y mecanismo de retroalimentación y crean informes de estado e rendimiento. Este mecanismo asegura que la aportación de varias partes interesadas llegue al gerente del proyecto como sus comentarios.<text:line-break/> <text:s text:c="3"/>Cierre: al final de cada evento principal, final de una fase de SDLC o final del proyecto en sí, el cierre administrativo se anuncia formalmente para actualizar cada parte interesada enviando correo electrónico, distribuyendo una copia impresa de documento o por otra media de comunicación efectiva.<text:line-break/><text:line-break/>Después del cierre, el equipo pasa a la siguiente fase o proyecto.<text:line-break/>Gestión de configuración<text:line-break/><text:line-break/>Configuration Management es un proceso de seguimiento y control de los cambios en el software en términos de requisitos, diseño, funciones y desarrollo del producto.<text:line-break/><text:line-break/>IEEE lo define como "el proceso de identificación y definición de los elementos en el sistema, controlando el cambio de estos elementos a lo largo de su ciclo de vida, registrando e informando el estado de los elementos y las solicitudes de cambio, y verificando la integridad y la corrección de los <text:soft-page-break/>elementos".<text:line-break/><text:line-break/>En general, una vez que se finaliza el SRS, hay menos posibilidades de requisito de cambios del usuario. Si ocurren, los cambios se abordan solo con la aprobación previa de una mayor administración, ya que existe la posibilidad de costo y tiempo desbordado.<text:line-break/>Base<text:line-break/><text:line-break/>Se supone una fase de SDLC si se basa en base, es decir, la línea de base es una medida que define la integridad de una fase. Una fase se basa en la base cuando todas las actividades relacionadas con ella están terminadas y bien documentadas. Si no fuera la fase final, su salida se usaría en la próxima fase inmediata.<text:line-break/><text:line-break/>La gestión de la configuración es una disciplina de la administración de la organización, que se encarga de la ocurrencia de cualquier cambio (proceso, requisito, tecnológico, estratégico, etc.) después de que una fase sea basada. CM mantiene la verificación de cualquier cambio realizado en el software.<text:line-break/>Cambio de control<text:line-break/><text:line-break/>El control de cambios es la función de la gestión de la configuración, que garantiza que todos los cambios realizados en el sistema de software sean consistentes y realizados según las reglas y regulaciones de la organización.<text:line-break/><text:line-break/>Un cambio en la configuración del producto pasa por los siguientes pasos -<text:line-break/><text:line-break/> <text:s text:c="3"/>Identificación: llega una solicitud de cambio desde la fuente interna o externa. Cuando la solicitud de cambio se identifica formalmente, se documenta correctamente.<text:line-break/><text:line-break/> <text:s text:c="3"/>Validación: se verifica la validez de la solicitud de cambio y se confirma su procedimiento de manejo.<text:line-break/><text:line-break/> <text:s text:c="3"/>Análisis: el impacto de la solicitud de cambio se analiza en términos de cronograma, costo y requino Esfuerzos irred. Se analiza el impacto general del cambio prospectivo en el sistema.<text:line-break/><text:line-break/> <text:s text:c="3"/>Control: si el cambio prospectivo impacta demasiadas entidades en el sistema o es inevitable, es obligatorio tomar la aprobación de las altas autoridades antes de que el cambio se incorpore al sistema. Se decide si vale la pena incorporar el cambio o no. Si no es así, la solicitud de cambio se rechaza formalmente.<text:line-break/><text:line-break/> <text:s text:c="3"/>Ejecución: si la fase anterior determina ejecutar la solicitud de cambio, esta fase toma las acciones apropiadas para ejecutar el cambio, hace una revisión exhaustiva si es necesario.<text:line-break/><text:line-break/> <text:s text:c="3"/>Solicitud de cierre: el cambio se verifica para la implementación correcta y la fusión con el resto del sistema. Este cambio recién incorporado en el software se documenta correctamente y la solicitud está formalmente cerrada.<text:line-break/><text:line-break/>Herramientas de gestión de proyectos<text:line-break/><text:line-break/>El riesgo y la incertidumbre aumentan múltiples con respecto al tamaño del proyecto, incluso cuando el proyecto se desarrolla de acuerdo con las metodologías establecidas.<text:line-break/><text:line-break/><text:soft-page-break/>Hay herramientas disponibles, que ayudan a una gestión efectiva de proyectos. Se describen algunos unos pocos -<text:line-break/>Gráfico de gantt<text:line-break/><text:line-break/>Gantt Charts fue diseñado por Henry Gantt (1917). Representa el cronograma del proyecto con respecto a los períodos de tiempo. Es un gráfico de barra horizontal con barras que representan actividades y tiempo programado para las actividades del proyecto.<text:line-break/><text:line-break/>Gráfico de gantt<text:line-break/>Gráfico<text:line-break/><text:line-break/>La tabla de PERT (Técnica de evaluación y revisión del programa) es una herramienta que representa el proyecto como diagrama de red. Es capaz de representar gráficamente los principales eventos de proyecto de manera paralela y consecutiva. Los eventos, que ocurren uno tras otro, muestran dependencia del evento posterior sobre el anterior.<text:line-break/><text:line-break/>Gráfico<text:line-break/><text:line-break/>Los eventos se muestran como nodos numerados. Están conectados por flechas etiquetadas que representan la secuencia de tareas en el proyecto.<text:line-break/>Histograma de recursos<text:line-break/><text:line-break/>Esta es una herramienta gráfica que contiene barra o gráfico que representa el número de recursos (generalmente personal calificado) requerido con el tiempo para un evento de proyecto (o fase). El histograma de recursos es una herramienta efectiva para la planificación y coordinación del personal.<text:line-break/><text:line-break/>Gráfico de histogramas de tabla de histogramas<text:line-break/>Análisis de ruta crítica<text:line-break/><text:line-break/>Esta herramienta es útil para reconocer tareas interdependientes en el proyecto. También ayuda a descubrir la ruta más corta o la ruta crítica para completar el proyecto con éxito. Al igual que PERT Diagram, a cada evento se le asigna un marco de tiempo específico. Esta herramienta muestra la dependencia del evento suponiendo que un evento pueda proceder al siguiente solo si se completa la anterior.<text:line-break/><text:line-break/>Los eventos se organizan de acuerdo con su primera hora de inicio posible. La ruta entre el nodo de inicio y el final es una ruta crítica que no puede reducirse aún más y todos los eventos requieren ejecutarse en el mismo o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0T14:03:02.882000000</dc:date>
    <meta:editing-duration>PT4M47S</meta:editing-duration>
    <meta:editing-cycles>2</meta:editing-cycles>
    <meta:generator>LibreOffice/7.3.1.3$Windows_X86_64 LibreOffice_project/a69ca51ded25f3eefd52d7bf9a5fad8c90b87951</meta:generator>
    <meta:document-statistic meta:table-count="0" meta:image-count="0" meta:object-count="0" meta:page-count="8" meta:paragraph-count="2" meta:word-count="3042" meta:character-count="19873" meta:non-whitespace-character-count="16391"/>
  </office:meta>
</office:document-meta>
</file>